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9cm" svg:height="8.999cm" svg:x="10.095cm" svg:y="5.385cm">
            <draw:object draw:notify-on-update-of-ranges="Tabelle1.A2:Tabelle1.A64 Tabelle1.D2:Tabelle1.D3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neu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B2]+9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,5</text:p>
          </table:table-cell>
          <table:table-cell/>
          <table:table-cell table:formula="of:=[.B3]+9" office:value-type="float" office:value="24.5" calcext:value-type="float">
            <text:p>24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4]+9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5" calcext:value-type="float">
            <text:p>17,5</text:p>
          </table:table-cell>
          <table:table-cell/>
          <table:table-cell table:formula="of:=[.B5]+9" office:value-type="float" office:value="26.5" calcext:value-type="float">
            <text:p>26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6]+9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18.5" calcext:value-type="float">
            <text:p>18,5</text:p>
          </table:table-cell>
          <table:table-cell/>
          <table:table-cell table:formula="of:=[.B7]+9" office:value-type="float" office:value="27.5" calcext:value-type="float">
            <text:p>27,5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19.5" calcext:value-type="float">
            <text:p>19,5</text:p>
          </table:table-cell>
          <table:table-cell/>
          <table:table-cell table:formula="of:=[.B8]+9" office:value-type="float" office:value="28.5" calcext:value-type="float">
            <text:p>28,5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9]+9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20.5" calcext:value-type="float">
            <text:p>20,5</text:p>
          </table:table-cell>
          <table:table-cell/>
          <table:table-cell table:formula="of:=[.B10]+9" office:value-type="float" office:value="29.5" calcext:value-type="float">
            <text:p>29,5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formula="of:=[.B11]+9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.35" calcext:value-type="float">
            <text:p>21,35</text:p>
          </table:table-cell>
          <table:table-cell/>
          <table:table-cell table:formula="of:=[.B12]+9" office:value-type="float" office:value="30.35" calcext:value-type="float">
            <text:p>30,35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21.5" calcext:value-type="float">
            <text:p>21,5</text:p>
          </table:table-cell>
          <table:table-cell/>
          <table:table-cell table:formula="of:=[.B13]+9" office:value-type="float" office:value="30.5" calcext:value-type="float">
            <text:p>30,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1.5" calcext:value-type="float">
            <text:p>21,5</text:p>
          </table:table-cell>
          <table:table-cell/>
          <table:table-cell table:formula="of:=[.B14]+9" office:value-type="float" office:value="30.5" calcext:value-type="float">
            <text:p>30,5</text:p>
          </table:table-cell>
        </table:table-row>
        <table:table-row table:style-name="ro1">
          <table:table-cell office:value-type="float" office:value="71.5" calcext:value-type="float">
            <text:p>71,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15]+9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.5" calcext:value-type="float">
            <text:p>20,5</text:p>
          </table:table-cell>
          <table:table-cell/>
          <table:table-cell table:formula="of:=[.B16]+9" office:value-type="float" office:value="29.5" calcext:value-type="float">
            <text:p>29,5</text:p>
          </table:table-cell>
        </table:table-row>
        <table:table-row table:style-name="ro1">
          <table:table-cell office:value-type="float" office:value="85.5" calcext:value-type="float">
            <text:p>85,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7]+9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.5" calcext:value-type="float">
            <text:p>19,5</text:p>
          </table:table-cell>
          <table:table-cell/>
          <table:table-cell table:formula="of:=[.B18]+9" office:value-type="float" office:value="28.5" calcext:value-type="float">
            <text:p>28,5</text:p>
          </table:table-cell>
        </table:table-row>
        <table:table-row table:style-name="ro1">
          <table:table-cell office:value-type="float" office:value="97.5" calcext:value-type="float">
            <text:p>97,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19]+9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.5" calcext:value-type="float">
            <text:p>18,5</text:p>
          </table:table-cell>
          <table:table-cell/>
          <table:table-cell table:formula="of:=[.B20]+9" office:value-type="float" office:value="27.5" calcext:value-type="float">
            <text:p>27,5</text:p>
          </table:table-cell>
        </table:table-row>
        <table:table-row table:style-name="ro1">
          <table:table-cell office:value-type="float" office:value="106.5" calcext:value-type="float">
            <text:p>106,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21]+9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3.5" calcext:value-type="float">
            <text:p>113,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22]+9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.5" calcext:value-type="float">
            <text:p>16,5</text:p>
          </table:table-cell>
          <table:table-cell/>
          <table:table-cell table:formula="of:=[.B23]+9" office:value-type="float" office:value="25.5" calcext:value-type="float">
            <text:p>25,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24]+9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.5" calcext:value-type="float">
            <text:p>15,5</text:p>
          </table:table-cell>
          <table:table-cell/>
          <table:table-cell table:formula="of:=[.B25]+9" office:value-type="float" office:value="24.5" calcext:value-type="float">
            <text:p>24,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26]+9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.5" calcext:value-type="float">
            <text:p>14,5</text:p>
          </table:table-cell>
          <table:table-cell/>
          <table:table-cell table:formula="of:=[.B27]+9" office:value-type="float" office:value="23.5" calcext:value-type="float">
            <text:p>23,5</text:p>
          </table:table-cell>
        </table:table-row>
        <table:table-row table:style-name="ro1">
          <table:table-cell office:value-type="float" office:value="130.5" calcext:value-type="float">
            <text:p>130,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28]+9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3.25" calcext:value-type="float">
            <text:p>133,25</text:p>
          </table:table-cell>
          <table:table-cell office:value-type="float" office:value="13.5" calcext:value-type="float">
            <text:p>13,5</text:p>
          </table:table-cell>
          <table:table-cell/>
          <table:table-cell table:formula="of:=[.B29]+9" office:value-type="float" office:value="22.5" calcext:value-type="float">
            <text:p>22,5</text:p>
          </table:table-cell>
        </table:table-row>
        <table:table-row table:style-name="ro1">
          <table:table-cell office:value-type="float" office:value="135.75" calcext:value-type="float">
            <text:p>135,7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30]+9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7.75" calcext:value-type="float">
            <text:p>137,75</text:p>
          </table:table-cell>
          <table:table-cell office:value-type="float" office:value="12.5" calcext:value-type="float">
            <text:p>12,5</text:p>
          </table:table-cell>
          <table:table-cell/>
          <table:table-cell table:formula="of:=[.B31]+9"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32]+9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.5" calcext:value-type="float">
            <text:p>11,5</text:p>
          </table:table-cell>
          <table:table-cell/>
          <table:table-cell table:formula="of:=[.B33]+9" office:value-type="float" office:value="20.5" calcext:value-type="float">
            <text:p>20,5</text:p>
          </table:table-cell>
        </table:table-row>
        <table:table-row table:style-name="ro1">
          <table:table-cell office:value-type="float" office:value="143.75" calcext:value-type="float">
            <text:p>143,7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34]+9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2.25" calcext:value-type="float">
            <text:p>152,25</text:p>
          </table:table-cell>
          <table:table-cell office:value-type="float" office:value="8.5" calcext:value-type="float">
            <text:p>8,5</text:p>
          </table:table-cell>
          <table:table-cell/>
          <table:table-cell table:formula="of:=[.B35]+9"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157.5" calcext:value-type="float">
            <text:p>157,5</text:p>
          </table:table-cell>
          <table:table-cell office:value-type="float" office:value="6.5" calcext:value-type="float">
            <text:p>6,5</text:p>
          </table:table-cell>
          <table:table-cell/>
          <table:table-cell table:formula="of:=[.B36]+9" office:value-type="float" office:value="15.5" calcext:value-type="float">
            <text:p>15,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B37]+9"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ja Krauß</meta:initial-creator>
    <meta:creation-date>2015-05-24T17:36:34.649624484</meta:creation-date>
    <dc:date>2015-05-24T18:05:32.674500664</dc:date>
    <dc:creator>Ronja Krauß</dc:creator>
    <meta:editing-duration>PT13M27S</meta:editing-duration>
    <meta:editing-cycles>1</meta:editing-cycles>
    <meta:document-statistic meta:table-count="1" meta:cell-count="115" meta:object-count="1"/>
    <meta:generator>LibreOffice/4.2.8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32cm" svg:y="4.201cm" style:legend-expansion="high" chart:style-name="ch2"/>
        <chart:plot-area chart:style-name="ch3" table:cell-range-address="Tabelle1.A2:Tabelle1.A64 Tabelle1.D2:Tabelle1.D37" svg:x="0.32cm" svg:y="0.18cm" svg:width="12.693cm" svg:height="8.64cm">
          <chartooo:coordinate-region svg:x="0.941cm" svg:y="0.379cm" svg:width="11.79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D2:Tabelle1.D37" chart:class="chart:scatter">
            <chart:domain table:cell-range-address="Tabelle1.A2:Tabelle1.A64"/>
            <chart:data-point chart:repeated="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2:Tabelle1.A64</svg:desc>
                </draw:g>
              </table:table-cell>
              <table:table-cell office:value-type="float" office:value="24">
                <text:p>24</text:p>
                <draw:g>
                  <svg:desc>Tabelle1.D2:Tabelle1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5">
                <text:p>10.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5">
                <text:p>16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5">
                <text:p>19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5">
                <text:p>23.5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5">
                <text:p>29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30.35">
                <text:p>30.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5">
                <text:p>50.5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">
                <text:p>57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.5">
                <text:p>7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">
                <text:p>7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.5">
                <text:p>85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2">
                <text:p>92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.5">
                <text:p>97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">
                <text:p>102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6.5">
                <text:p>106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3.5">
                <text:p>113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7">
                <text:p>117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">
                <text:p>1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">
                <text:p>123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6">
                <text:p>1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">
                <text:p>128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.5">
                <text:p>130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.25">
                <text:p>133.2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5.75">
                <text:p>135.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7.75">
                <text:p>137.7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0">
                <text:p>1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2">
                <text:p>142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3.75">
                <text:p>143.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2.25">
                <text:p>152.2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7.5">
                <text:p>157.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1">
                <text:p>1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